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3.755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wen14_results" table:style-name="ta1">
        <table:shapes>
          <draw:frame draw:z-index="0" draw:style-name="gr1" draw:text-style-name="P1" svg:width="9.8268in" svg:height="6.787in" svg:x="7.2539in" svg:y="0.3972in">
            <draw:object draw:notify-on-update-of-ranges="Qwen14_results.A2:Qwen14_results.A48 Qwen14_results.C1:Qwen14_results.C1 Qwen14_results.C2:Qwen14_results.C48 Qwen14_results.D1:Qwen14_results.D1 Qwen14_results.D2:Qwen14_results.D48 Qwen14_results.E1:Qwen14_results.E1 Qwen14_results.E2:Qwen14_results.E48 Qwen14_results.F1:Qwen14_results.F1 Qwen14_results.F2:Qwen14_results.F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Mixtral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olor the country geo by learner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:.F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Hide the country geo from the map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:.F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olor the partner nodes by partner typ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: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Hide the Scale Centers nodes from the ma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5:.F5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Switch to the statistics dashboar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6:.F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pass rate chart to verification r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bottom right chart to show verification r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8:.F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Open the settings pan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9:.F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firs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0:.F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top lef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1:.F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credentials earned chart to a line char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2:.F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Activate demo mod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3:.F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Remove the last char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C14:.F14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Remove all the chart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5:.F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Open the United States country model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G2:.G16])/15"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olor the country geo by learner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8:.F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Hide the country geo from the ma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9: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olor the partner nodes by partner typ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0:.F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Hide the Scale Centers nodes from the ma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C21:.F2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Switch to the statistics dashbo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2:.F2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pass rate chart to verification r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:.F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bottom right chart to show verification r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4:.F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Open the settings pan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5:.F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firs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6:.F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top lef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7:.F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credentials earned chart to a line char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8:.F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Activate demo m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9:.F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Remove the last char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30:.F30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Remove all the chart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1:.F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Open the United States country model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2:.F3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G18:.G32])/15" office:value-type="float" office:value="5.13333333333333" calcext:value-type="float">
            <text:p>5.13333333333333</text:p>
          </table:table-cell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olor the country geo by learner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4:.F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Hide the country geo from the ma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5:.F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olor the partner nodes by partner typ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6:.F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Hide the Scale Centers nodes from the ma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C37:.F37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Switch to the statistics dashbo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8:.F3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pass rate chart to verification r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:.F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bottom right chart to show verification r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0:.F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Open the settings pan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1:.F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firs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2:.F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top left chart to show total enrollments by year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3:.F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credentials earned chart to a line char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4:.F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Activate demo mod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5:.F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Remove the last char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C46:.F46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Remove all the chart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7:.F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Open the United States country model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8:.F4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G34:.G48])/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1:.C48])" office:value-type="float" office:value="50" calcext:value-type="float">
            <text:p>50</text:p>
          </table:table-cell>
          <table:table-cell table:formula="of:=SUM([.D1:.D48])" office:value-type="float" office:value="62" calcext:value-type="float">
            <text:p>62</text:p>
          </table:table-cell>
          <table:table-cell table:formula="of:=SUM([.E1:.E48])" office:value-type="float" office:value="45" calcext:value-type="float">
            <text:p>45</text:p>
          </table:table-cell>
          <table:table-cell table:formula="of:=SUM([.F1:.F48])" office:value-type="float" office:value="58" calcext:value-type="float">
            <text:p>58</text:p>
          </table:table-cell>
          <table:table-cell table:formula="of:=SUM([.C50:.F50])" office:value-type="float" office:value="215" calcext:value-type="float">
            <text:p>215</text:p>
          </table:table-cell>
        </table:table-row>
        <table:table-row table:style-name="ro1">
          <table:table-cell table:number-columns-repeated="6"/>
          <table:table-cell table:formula="of:=[.G50]/45" office:value-type="float" office:value="4.77777777777778" calcext:value-type="float">
            <text:p>4.77777777777778</text:p>
          </table:table-cell>
        </table:table-row>
        <table:table-row table:style-name="ro1">
          <table:table-cell table:number-columns-repeated="6"/>
          <table:table-cell table:formula="of:=[.G50]/COUNTIF([.G2:.G48];&quot;&gt;0&quot;)" office:value-type="float" office:value="12.6470588235294" calcext:value-type="float">
            <text:p>12.6470588235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5T15:06:39.247306688</dc:date>
    <meta:editing-duration>PT5H15M43S</meta:editing-duration>
    <meta:editing-cycles>4</meta:editing-cycles>
    <meta:generator>LibreOffice/7.3.7.2$Linux_X86_64 LibreOffice_project/30$Build-2</meta:generator>
    <meta:document-statistic meta:table-count="1" meta:cell-count="33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61cm" svg:height="17.24cm" xlink:href=".." xlink:type="simple" chart:class="chart:bar" chart:style-name="ch1">
        <chart:title svg:x="11.524cm" svg:y="0.48cm" chart:style-name="ch2">
          <text:p>Qwen 14</text:p>
        </chart:title>
        <chart:legend chart:legend-position="end" svg:x="23.174cm" svg:y="7.574cm" style:legend-expansion="high" chart:style-name="ch3"/>
        <chart:plot-area chart:style-name="ch4" table:cell-range-address="Qwen14_results.A2:Qwen14_results.A48 Qwen14_results.C1:Qwen14_results.F48" chart:data-source-has-labels="both" svg:x="0.499cm" svg:y="1.603cm" svg:width="22.176cm" svg:height="15.293cm">
          <chart:coordinate-region svg:x="1.407cm" svg:y="1.802cm" svg:width="21.268cm" svg:height="13.44cm"/>
          <chart:axis chart:dimension="x" chart:name="primary-x" chart:style-name="ch5" chartooo:axis-type="auto">
            <chartooo:date-scale/>
            <chart:categories table:cell-range-address="Qwen14_results.A2:Qwen14_results.A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Qwen14_results.C2:Qwen14_results.C48" chart:label-cell-address="Qwen14_results.C1:Qwen14_results.C1" chart:class="chart:bar">
            <chart:data-point chart:repeated="47"/>
          </chart:series>
          <chart:series chart:style-name="ch9" chart:values-cell-range-address="Qwen14_results.D2:Qwen14_results.D48" chart:label-cell-address="Qwen14_results.D1:Qwen14_results.D1" chart:class="chart:bar">
            <chart:data-point chart:repeated="47"/>
          </chart:series>
          <chart:series chart:style-name="ch10" chart:values-cell-range-address="Qwen14_results.E2:Qwen14_results.E48" chart:label-cell-address="Qwen14_results.E1:Qwen14_results.E1" chart:class="chart:bar">
            <chart:data-point chart:repeated="47"/>
          </chart:series>
          <chart:series chart:style-name="ch11" chart:values-cell-range-address="Qwen14_results.F2:Qwen14_results.F48" chart:label-cell-address="Qwen14_results.F1:Qwen14_results.F1" chart:class="chart:bar">
            <chart:data-point chart:repeated="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t</text:p>
                <draw:g>
                  <svg:desc>Qwen14_results.C1:Qwen14_results.C1</svg:desc>
                </draw:g>
              </table:table-cell>
              <table:table-cell office:value-type="string">
                <text:p>Llama</text:p>
                <draw:g>
                  <svg:desc>Qwen14_results.D1:Qwen14_results.D1</svg:desc>
                </draw:g>
              </table:table-cell>
              <table:table-cell office:value-type="string">
                <text:p>Mixtral</text:p>
                <draw:g>
                  <svg:desc>Qwen14_results.E1:Qwen14_results.E1</svg:desc>
                </draw:g>
              </table:table-cell>
              <table:table-cell office:value-type="string">
                <text:p>Qwen</text:p>
                <draw:g>
                  <svg:desc>Qwen14_results.F1:Qwen14_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1results</text:p>
                <draw:g>
                  <svg:desc>Qwen14_results.A2:Qwen14_results.A48</svg:desc>
                </draw:g>
              </table:table-cell>
              <table:table-cell office:value-type="float" office:value="0">
                <text:p>0</text:p>
                <draw:g>
                  <svg:desc>Qwen14_results.C2:Qwen14_results.C48</svg:desc>
                </draw:g>
              </table:table-cell>
              <table:table-cell office:value-type="float" office:value="0">
                <text:p>0</text:p>
                <draw:g>
                  <svg:desc>Qwen14_results.D2:Qwen14_results.D48</svg:desc>
                </draw:g>
              </table:table-cell>
              <table:table-cell office:value-type="float" office:value="0">
                <text:p>0</text:p>
                <draw:g>
                  <svg:desc>Qwen14_results.E2:Qwen14_results.E48</svg:desc>
                </draw:g>
              </table:table-cell>
              <table:table-cell office:value-type="float" office:value="0">
                <text:p>0</text:p>
                <draw:g>
                  <svg:desc>Qwen14_results.F2:Qwen14_results.F48</svg:desc>
                </draw:g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